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20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6.svm" manifest:media-type=""/>
  <manifest:file-entry manifest:full-path="Pictures/TablePreview4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10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13.svm" manifest:media-type=""/>
  <manifest:file-entry manifest:full-path="Pictures/TablePreview21.svm" manifest:media-type=""/>
  <manifest:file-entry manifest:full-path="Pictures/TablePreview19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24.639cm" style:use-optimal-column-width="false"/>
    </style:style>
    <style:style style:name="co2" style:family="table-column">
      <style:table-column-properties style:column-width="10.918cm" style:use-optimal-column-width="false"/>
    </style:style>
    <style:style style:name="co3" style:family="table-column">
      <style:table-column-properties style:column-width="10.924cm" style:use-optimal-column-width="false"/>
    </style:style>
    <style:style style:name="co4" style:family="table-column">
      <style:table-column-properties style:column-width="6.159cm" style:use-optimal-column-width="false"/>
    </style:style>
    <style:style style:name="co5" style:family="table-column">
      <style:table-column-properties style:column-width="6.162cm" style:use-optimal-column-width="false"/>
    </style:style>
    <style:style style:name="co6" style:family="table-column">
      <style:table-column-properties style:column-width="5.643cm" style:use-optimal-column-width="false"/>
    </style:style>
    <style:style style:name="co7" style:family="table-column">
      <style:table-column-properties style:column-width="19.627cm" style:use-optimal-column-width="false"/>
    </style:style>
    <style:style style:name="co8" style:family="table-column">
      <style:table-column-properties style:column-width="23.368cm" style:use-optimal-column-width="false"/>
    </style:style>
    <style:style style:name="ro1" style:family="table-row">
      <style:table-row-properties style:row-height="3.153cm"/>
    </style:style>
    <style:style style:name="ro2" style:family="table-row">
      <style:table-row-properties style:row-height="1.498cm"/>
    </style:style>
    <style:style style:name="ro3" style:family="table-row">
      <style:table-row-properties style:row-height="6.315cm"/>
    </style:style>
    <style:style style:name="ro4" style:family="table-row">
      <style:table-row-properties style:row-height="3.362cm"/>
    </style:style>
    <style:style style:name="ro5" style:family="table-row">
      <style:table-row-properties style:row-height="0.937cm"/>
    </style:style>
    <style:style style:name="ro6" style:family="table-row">
      <style:table-row-properties style:row-height="11.289cm"/>
    </style:style>
    <style:style style:name="ro7" style:family="table-row">
      <style:table-row-properties style:row-height="5.798cm"/>
    </style:style>
    <style:style style:name="ro8" style:family="table-row">
      <style:table-row-properties style:row-height="2.928cm"/>
    </style:style>
    <style:style style:name="ro9" style:family="table-row">
      <style:table-row-properties style:row-height="2.932cm"/>
    </style:style>
    <style:style style:name="ro10" style:family="table-row">
      <style:table-row-properties style:row-height="3.14cm"/>
    </style:style>
    <style:style style:name="ro11" style:family="table-row">
      <style:table-row-properties style:row-height="2.945cm"/>
    </style:style>
    <style:style style:name="ro12" style:family="table-row">
      <style:table-row-properties style:row-height="2.733cm"/>
    </style:style>
    <style:style style:name="ro13" style:family="table-row">
      <style:table-row-properties style:row-height="3.131cm"/>
    </style:style>
    <style:style style:name="ro14" style:family="table-row">
      <style:table-row-properties style:row-height="2.708cm"/>
    </style:style>
    <style:style style:name="ro15" style:family="table-row">
      <style:table-row-properties style:row-height="2.712cm"/>
    </style:style>
    <style:style style:name="ro16" style:family="table-row">
      <style:table-row-properties style:row-height="2.958cm"/>
    </style:style>
    <style:style style:name="ro17" style:family="table-row">
      <style:table-row-properties style:row-height="3.287cm"/>
    </style:style>
    <style:style style:name="ro18" style:family="table-row">
      <style:table-row-properties style:row-height="3.526cm"/>
    </style:style>
    <style:style style:name="ro19" style:family="table-row">
      <style:table-row-properties style:row-height="3.528cm"/>
    </style:style>
    <style:style style:name="ro20" style:family="table-row">
      <style:table-row-properties style:row-height="3.611cm"/>
    </style:style>
    <style:style style:name="ro21" style:family="table-row">
      <style:table-row-properties style:row-height="3.612cm"/>
    </style:style>
    <style:style style:name="ro22" style:family="table-row">
      <style:table-row-properties style:row-height="3.272cm"/>
    </style:style>
    <style:style style:name="ro23" style:family="table-row">
      <style:table-row-properties style:row-height="3.274cm"/>
    </style:style>
    <style:style style:name="ro24" style:family="table-row">
      <style:table-row-properties style:row-height="3.534cm"/>
    </style:style>
    <style:style style:name="ro25" style:family="table-row">
      <style:table-row-properties style:row-height="5.163cm"/>
    </style:style>
    <style:style style:name="ro26" style:family="table-row">
      <style:table-row-properties style:row-height="2.674cm"/>
    </style:style>
    <style:style style:name="ro27" style:family="table-row">
      <style:table-row-properties style:row-height="2.678cm"/>
    </style:style>
    <style:style style:name="ro28" style:family="table-row">
      <style:table-row-properties style:row-height="3.067cm"/>
    </style:style>
    <style:style style:name="ro29" style:family="table-row">
      <style:table-row-properties style:row-height="2.93cm"/>
    </style:style>
    <style:style style:name="ro30" style:family="table-row">
      <style:table-row-properties style:row-height="2.952cm"/>
    </style:style>
    <style:style style:name="ro31" style:family="table-row">
      <style:table-row-properties style:row-height="3.40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family="Inconsolata" style:font-pitch="fixed" fo:font-size="26pt" style:font-size-asian="26pt" style:font-size-complex="26pt"/>
    </style:style>
    <style:style style:name="ce3" style:family="table-cell">
      <style:graphic-properties style:repeat="repeat"/>
      <style:text-properties fo:font-family="Inconsolata" style:font-pitch="fixed" fo:font-size="80pt" style:font-size-asian="80pt" style:font-size-complex="80pt"/>
    </style:style>
    <style:style style:name="ce4" style:family="table-cell">
      <style:graphic-properties style:repeat="repeat"/>
      <style:paragraph-properties fo:text-align="center"/>
      <style:text-properties fo:font-family="Inconsolata" style:font-pitch="fixed" fo:font-size="44pt" style:font-size-asian="44pt" style:font-size-complex="44pt"/>
    </style:style>
    <style:style style:name="ce5" style:family="table-cell">
      <style:graphic-properties style:repeat="repeat"/>
      <style:text-properties fo:font-family="Inconsolata" style:font-pitch="fixed" fo:font-size="24pt" style:font-size-asian="24pt" style:font-size-complex="24pt"/>
    </style:style>
    <style:style style:name="ce6" style:family="table-cell">
      <style:graphic-properties style:repeat="repeat"/>
      <style:text-properties fo:font-family="Inconsolata" style:font-pitch="fixed" fo:font-size="26pt" fo:font-weight="bold" style:font-size-asian="26pt" style:font-weight-asian="bold" style:font-size-complex="26pt" style:font-weight-complex="bold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family="Inconsolata" style:font-pitch="fixed" fo:font-size="26pt" style:font-size-asian="26pt" style:font-size-complex="26pt"/>
    </style:style>
    <style:style style:name="T1" style:family="text">
      <style:text-properties fo:font-size="32pt"/>
    </style:style>
    <style:style style:name="T2" style:family="text">
      <style:text-properties fo:font-family="Inconsolata" style:font-pitch="fixed" fo:font-size="26pt" style:font-size-asian="26pt" style:font-size-complex="26pt"/>
    </style:style>
    <style:style style:name="T3" style:family="text">
      <style:text-properties fo:font-family="Inconsolata" style:font-pitch="fixed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family="Inconsolata" style:font-pitch="fixed" fo:font-size="80pt" style:font-size-asian="80pt" style:font-size-complex="80pt"/>
    </style:style>
    <style:style style:name="T5" style:family="text">
      <style:text-properties fo:font-family="Inconsolata" style:font-pitch="fixed" fo:font-size="96pt" style:font-size-asian="96pt" style:font-size-complex="96pt"/>
    </style:style>
    <style:style style:name="T6" style:family="text">
      <style:text-properties fo:font-family="Inconsolata" style:font-pitch="fixed" fo:font-size="44pt" style:font-size-asian="44pt" style:font-size-complex="44pt"/>
    </style:style>
    <style:style style:name="T7" style:family="text">
      <style:text-properties fo:font-family="Arial" style:font-style-name="Regular" style:font-family-generic="swiss" fo:font-size="44pt" style:font-family-asian="Arial" style:font-style-name-asian="Regular" style:font-family-generic-asian="swiss" style:font-size-asian="44pt" style:font-family-complex="Arial" style:font-style-name-complex="Regular" style:font-family-generic-complex="swiss" style:font-size-complex="44pt"/>
    </style:style>
    <style:style style:name="T8" style:family="text">
      <style:text-properties fo:font-family="Inconsolata" style:font-pitch="fixed" fo:font-size="24pt" style:font-size-asian="24pt" style:font-size-complex="24pt"/>
    </style:style>
    <style:style style:name="T9" style:family="text">
      <style:text-properties fo:font-family="Inconsolata" style:font-pitch="fixed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family="Inconsolata" style:font-pitch="fixed" fo:font-size="26pt" fo:font-style="normal" style:font-size-asian="26pt" style:font-style-asian="normal" style:font-size-complex="26pt" style:font-style-complex="normal"/>
    </style:style>
    <style:style style:name="T11" style:family="text">
      <style:text-properties fo:color="#4c4c4c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6cm" svg:x="1.4cm" svg:y="0.837cm" presentation:class="subtitle">
          <draw:text-box>
            <text:p><text:span text:style-name="T1">VI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n't panic</text:p>
          </draw:text-box>
        </draw:frame>
        <draw:frame draw:style-name="standard" draw:layer="layout" svg:width="24.638cm" svg:height="12.611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"/></text:p>
                <text:p><text:span text:style-name="T2"><text:s/></text:span><text:span text:style-name="T2">Esc <text:s text:c="8"/>Back to normal mode</text:span></text:p>
                <text:p><text:span text:style-name="T2"/></text:p>
              </table:table-cell>
            </table:table-row>
            <table:table-row table:style-name="ro1">
              <table:table-cell table:style-name="ce1">
                <text:p><text:span text:style-name="T2"><text:s/></text:span></text:p>
                <text:p><text:span text:style-name="T2"><text:s/></text:span><text:span text:style-name="T2">:q! <text:s text:c="8"/></text:span><text:span text:style-name="T3">q</text:span><text:span text:style-name="T2">uit discarding changes</text:span></text:p>
              </table:table-cell>
            </table:table-row>
            <table:table-row table:style-name="ro1">
              <table:table-cell table:style-name="ce1">
                <text:p><text:span text:style-name="T2"/></text:p>
                <text:p><text:span text:style-name="T2"><text:s/></text:span><text:span text:style-name="T2">:wq <text:s text:c="8"/></text:span><text:span text:style-name="T3">w</text:span><text:span text:style-name="T2">rite changes &amp; </text:span><text:span text:style-name="T3">q</text:span><text:span text:style-name="T2">uit</text:span></text:p>
              </table:table-cell>
            </table:table-row>
            <table:table-row table:style-name="ro1">
              <table:table-cell table:style-name="ce1">
                <text:p><text:span text:style-name="T2"/></text:p>
                <text:p><text:span text:style-name="T2"><text:s/></text:span><text:span text:style-name="T2">:h <text:s text:c="9"/>Vim </text:span><text:span text:style-name="T3">h</text:span><text:span text:style-name="T2">elp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Vim Modes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m mode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Normal mode</text:p>
                <text:list>
                  <text:list-item>
                    <text:p>Cursor/view verplaatsen</text:p>
                  </text:list-item>
                  <text:list-item>
                    <text:p>Text manipulaties</text:p>
                  </text:list-item>
                </text:list>
              </text:list-item>
              <text:list-item>
                <text:p><text:s/>Insert mode</text:p>
                <text:list>
                  <text:list-item>
                    <text:p>Invoer van tekst</text:p>
                  </text:list-item>
                </text:list>
              </text:list-item>
              <text:list-item>
                <text:p>Visual mode</text:p>
                <text:list>
                  <text:list-item>
                    <text:p>Tekst selectie (copy/past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m mode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Blijf zo kort mogelijk in INSERT mode</text:p>
                <text:list>
                  <text:list-item>
                    <text:p>Cursor verplaatsen in NORMAL</text:p>
                  </text:list-item>
                  <text:list-item>
                    <text:p>Text manipulaties in NORMAL</text:p>
                  </text:list-item>
                  <text:list-item>
                    <text:p>Undo/redo van acties in INSERT mode</text:p>
                  </text:list-item>
                  <text:list-item>
                    <text:p>Herhalen van laatste act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m modes</text:p>
          </draw:text-box>
        </draw:frame>
        <draw:frame presentation:style-name="pr6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standard" draw:layer="layout" svg:width="21.841cm" svg:height="11.174cm" svg:x="2.794cm" svg:y="5.33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>
              <table:table-cell table:style-name="ce1">
                <text:p>NORMAL mode</text:p>
              </table:table-cell>
              <table:table-cell table:style-name="ce2">
                <text:p><text:span text:style-name="T2">Esc</text:span></text:p>
              </table:table-cell>
            </table:table-row>
            <table:table-row table:style-name="ro3">
              <table:table-cell table:style-name="ce1">
                <text:p>INSERT mode</text:p>
              </table:table-cell>
              <table:table-cell table:style-name="ce2">
                <text:p><text:span text:style-name="T2">i <text:s text:c="4"/>insert </text:span></text:p>
                <text:p><text:span text:style-name="T2">I <text:s text:c="4"/>insert begin</text:span></text:p>
                <text:p><text:span text:style-name="T2">a <text:s text:c="4"/>append</text:span></text:p>
                <text:p><text:span text:style-name="T2">A <text:s text:c="4"/>append end</text:span></text:p>
                <text:p><text:span text:style-name="T2">o <text:s text:c="4"/>open line</text:span></text:p>
                <text:p><text:span text:style-name="T2">O <text:s text:c="4"/>open line above</text:span></text:p>
              </table:table-cell>
            </table:table-row>
            <table:table-row table:style-name="ro4">
              <table:table-cell table:style-name="ce1">
                <text:p>VISUAL mode</text:p>
              </table:table-cell>
              <table:table-cell table:style-name="ce2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do / Redo</text:p>
          </draw:text-box>
        </draw:frame>
        <draw:frame draw:style-name="standard" draw:layer="layout" svg:width="24.638cm" svg:height="6.08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<text:span text:style-name="T2"/></text:p>
                <text:p><text:span text:style-name="T2"><text:s/></text:span><text:span text:style-name="T2">u <text:s text:c="18"/>Undo</text:span></text:p>
                <text:p><text:span text:style-name="T2"/></text:p>
              </table:table-cell>
            </table:table-row>
            <table:table-row table:style-name="ro5">
              <table:table-cell table:style-name="ce2">
                <text:p><text:span text:style-name="T2"/></text:p>
                <text:p><text:span text:style-name="T2"><text:s/></text:span><text:span text:style-name="T2">ctrl+r <text:s text:c="13"/>Redo</text:span></text:p>
                <text:p><text:span text:style-name="T2"/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rhalen van acties</text:p>
          </draw:text-box>
        </draw:frame>
        <draw:frame draw:style-name="standard" draw:layer="layout" svg:width="24.638cm" svg:height="11.288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3">
                <text:p text:style-name="P3"><text:span text:style-name="T4"/></text:p>
                <text:p text:style-name="P3"><text:span text:style-name="T5">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<text:span text:style-name="T1">Motions &amp; Operato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ons</text:p>
          </draw:text-box>
        </draw:frame>
        <draw:frame draw:style-name="standard" draw:layer="layout" svg:width="24.638cm" svg:height="11.595cm" svg:x="1.4cm" svg:y="4.703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4">
              <table:table-cell>
                <text:p text:style-name="P3"><text:span text:style-name="T6"/></text:p>
                <text:p text:style-name="P3"><text:span text:style-name="T6">h</text:span></text:p>
              </table:table-cell>
              <table:table-cell>
                <text:p text:style-name="P3"><text:span text:style-name="T6"/></text:p>
                <text:p text:style-name="P3"><text:span text:style-name="T6">j</text:span></text:p>
              </table:table-cell>
              <table:table-cell>
                <text:p text:style-name="P3"><text:span text:style-name="T6"/></text:p>
                <text:p text:style-name="P3"><text:span text:style-name="T6">k</text:span></text:p>
              </table:table-cell>
              <table:table-cell>
                <text:p text:style-name="P3"><text:span text:style-name="T6"/></text:p>
                <text:p text:style-name="P3"><text:span text:style-name="T6">l</text:span></text:p>
              </table:table-cell>
            </table:table-row>
            <table:table-row table:style-name="ro7" table:default-cell-style-name="ce4">
              <table:table-cell>
                <text:p text:style-name="P3"><text:span text:style-name="T7"/></text:p>
                <text:p text:style-name="P3"><text:span text:style-name="T7">←</text:span></text:p>
              </table:table-cell>
              <table:table-cell>
                <text:p text:style-name="P3"><text:span text:style-name="T7"/></text:p>
                <text:p text:style-name="P3"><text:span text:style-name="T7">↓</text:span></text:p>
              </table:table-cell>
              <table:table-cell>
                <text:p text:style-name="P3"><text:span text:style-name="T7"/></text:p>
                <text:p text:style-name="P3"><text:span text:style-name="T7">↑</text:span></text:p>
              </table:table-cell>
              <table:table-cell>
                <text:p text:style-name="P3"><text:span text:style-name="T7"/></text:p>
                <text:p text:style-name="P3"><text:span text:style-name="T7">→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tions</text:p>
          </draw:text-box>
        </draw:frame>
        <draw:frame draw:style-name="standard" draw:layer="layout" svg:width="25.269cm" svg:height="12.611cm" svg:x="1.4cm" svg:y="4.914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 table:default-cell-style-name="ce5">
              <table:table-cell>
                <text:p><text:span text:style-name="T8"/></text:p>
                <text:p><text:span text:style-name="T8">home <text:s/></text:span></text:p>
              </table:table-cell>
              <table:table-cell>
                <text:p><text:span text:style-name="T8"/></text:p>
                <text:p><text:span text:style-name="T8"><text:s/></text:span><text:span text:style-name="T8">^ <text:s text:c="8"/>begin of line</text:span></text:p>
              </table:table-cell>
            </table:table-row>
            <table:table-row table:style-name="ro1" table:default-cell-style-name="ce5">
              <table:table-cell>
                <text:p><text:span text:style-name="T8"/></text:p>
                <text:p><text:span text:style-name="T8">end</text:span></text:p>
              </table:table-cell>
              <table:table-cell>
                <text:p><text:span text:style-name="T8"/></text:p>
                <text:p><text:span text:style-name="T8"><text:s/></text:span><text:span text:style-name="T8">$ <text:s text:c="8"/>end of line</text:span></text:p>
              </table:table-cell>
            </table:table-row>
            <table:table-row table:style-name="ro1" table:default-cell-style-name="ce5">
              <table:table-cell>
                <text:p><text:span text:style-name="T8"/></text:p>
                <text:p><text:span text:style-name="T8">ctrl+pgup</text:span></text:p>
              </table:table-cell>
              <table:table-cell>
                <text:p><text:span text:style-name="T8"/></text:p>
                <text:p><text:span text:style-name="T8"><text:s/></text:span><text:span text:style-name="T8">gg <text:s text:c="7"/>begin of file</text:span></text:p>
              </table:table-cell>
            </table:table-row>
            <table:table-row table:style-name="ro1" table:default-cell-style-name="ce5">
              <table:table-cell>
                <text:p><text:span text:style-name="T8"/></text:p>
                <text:p><text:span text:style-name="T8">ctrl+pgdn</text:span></text:p>
              </table:table-cell>
              <table:table-cell>
                <text:p><text:span text:style-name="T8"/></text:p>
                <text:p><text:span text:style-name="T8"><text:s/></text:span><text:span text:style-name="T8">G <text:s text:c="8"/>end of file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ons</text:p>
          </draw:text-box>
        </draw:frame>
        <draw:frame draw:style-name="standard" draw:layer="layout" svg:width="24.638cm" svg:height="14.64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1">
                <text:p><text:span text:style-name="T2"/></text:p>
                <text:p><text:span text:style-name="T2">ctrl + f <text:s text:c="15"/>page </text:span><text:span text:style-name="T3">f</text:span><text:span text:style-name="T2">orward</text:span></text:p>
              </table:table-cell>
            </table:table-row>
            <table:table-row table:style-name="ro8">
              <table:table-cell table:style-name="ce1">
                <text:p><text:span text:style-name="T2"/></text:p>
                <text:p><text:span text:style-name="T2">ctrl + b <text:s text:c="15"/>page </text:span><text:span text:style-name="T3">b</text:span><text:span text:style-name="T2">ackward</text:span></text:p>
              </table:table-cell>
            </table:table-row>
            <table:table-row table:style-name="ro8">
              <table:table-cell table:style-name="ce1">
                <text:p><text:span text:style-name="T2"/></text:p>
                <text:p><text:span text:style-name="T2">ctrl + d <text:s text:c="13"/>scroll </text:span><text:span text:style-name="T3">d</text:span><text:span text:style-name="T2">own</text:span></text:p>
              </table:table-cell>
            </table:table-row>
            <table:table-row table:style-name="ro8">
              <table:table-cell table:style-name="ce1">
                <text:p><text:span text:style-name="T2"/></text:p>
                <text:p><text:span text:style-name="T2">ctrl + u <text:s text:c="13"/>scroll </text:span><text:span text:style-name="T3">u</text:span><text:span text:style-name="T2">p</text:span></text:p>
              </table:table-cell>
            </table:table-row>
            <table:table-row table:style-name="ro9">
              <table:table-cell table:style-name="ce1">
                <text:p><text:span text:style-name="T2"/></text:p>
                <text:p><text:span text:style-name="T2">zz <text:s text:c="19"/>center on cursor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ons</text:p>
          </draw:text-box>
        </draw:frame>
        <draw:frame draw:style-name="standard" draw:layer="layout" svg:width="24.638cm" svg:height="9.12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<text:span text:style-name="T2"/></text:p>
                <text:p><text:span text:style-name="T2"><text:s/></text:span><text:span text:style-name="T2">w <text:s text:c="13"/>next </text:span><text:span text:style-name="T3">w</text:span><text:span text:style-name="T2">ord</text:span></text:p>
                <text:p><text:span text:style-name="T2"/></text:p>
              </table:table-cell>
            </table:table-row>
            <table:table-row table:style-name="ro5">
              <table:table-cell table:style-name="ce2">
                <text:p><text:span text:style-name="T2"/></text:p>
                <text:p><text:span text:style-name="T2"><text:s/></text:span><text:span text:style-name="T2">e <text:s text:c="13"/></text:span><text:span text:style-name="T3">e</text:span><text:span text:style-name="T2">nd of word</text:span></text:p>
                <text:p><text:span text:style-name="T2"/></text:p>
              </table:table-cell>
            </table:table-row>
            <table:table-row table:style-name="ro5">
              <table:table-cell table:style-name="ce2">
                <text:p><text:span text:style-name="T2"/></text:p>
                <text:p><text:span text:style-name="T2"><text:s/></text:span><text:span text:style-name="T2">b <text:s text:c="13"/></text:span><text:span text:style-name="T3">b</text:span><text:span text:style-name="T2">eginning of word</text:span></text:p>
                <text:p><text:span text:style-name="T2"/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rators</text:p>
          </draw:text-box>
        </draw:frame>
        <draw:frame draw:style-name="standard" draw:layer="layout" svg:width="24.638cm" svg:height="11.859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0">
              <table:table-cell table:style-name="ce1">
                <text:p><text:span text:style-name="T2"/></text:p>
                <text:p><text:span text:style-name="T2"><text:s/></text:span><text:span text:style-name="T2">c <text:s text:c="14"/></text:span><text:span text:style-name="T3">c</text:span><text:span text:style-name="T2">hange </text:span></text:p>
              </table:table-cell>
            </table:table-row>
            <table:table-row table:style-name="ro11">
              <table:table-cell table:style-name="ce6">
                <text:p><text:span text:style-name="T3"/></text:p>
                <text:p><text:span text:style-name="T9"><text:s/></text:span><text:span text:style-name="T9">d <text:s text:c="14"/></text:span><text:span text:style-name="T3">d</text:span><text:span text:style-name="T9">elete</text:span></text:p>
              </table:table-cell>
            </table:table-row>
            <table:table-row table:style-name="ro12">
              <table:table-cell table:style-name="ce1">
                <text:p><text:span text:style-name="T2"/></text:p>
                <text:p><text:span text:style-name="T2"><text:s/></text:span><text:span text:style-name="T2">y <text:s text:c="14"/></text:span><text:span text:style-name="T3">y</text:span><text:span text:style-name="T2">ank (copy)</text:span></text:p>
                <text:p><text:span text:style-name="T2"/></text:p>
              </table:table-cell>
            </table:table-row>
            <table:table-row table:style-name="ro12">
              <table:table-cell table:style-name="ce2">
                <text:p><text:span text:style-name="T2"/></text:p>
                <text:p><text:span text:style-name="T2"><text:s/></text:span><text:span text:style-name="T2">r {char} <text:s text:c="7"/></text:span><text:span text:style-name="T3">r</text:span><text:span text:style-name="T2">eplace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Operator + Mo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rator + motion</text:p>
          </draw:text-box>
        </draw:frame>
        <draw:frame draw:style-name="standard" draw:layer="layout" svg:width="24.638cm" svg:height="12.52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3">
              <table:table-cell table:style-name="ce1">
                <text:p><text:span text:style-name="T2"/></text:p>
                <text:p><text:span text:style-name="T2"><text:s/></text:span><text:span text:style-name="T2">c w <text:s text:c="11"/></text:span><text:span text:style-name="T3">c</text:span><text:span text:style-name="T2">hange </text:span><text:span text:style-name="T3">w</text:span><text:span text:style-name="T2">ord</text:span></text:p>
              </table:table-cell>
            </table:table-row>
            <table:table-row table:style-name="ro13">
              <table:table-cell table:style-name="ce1">
                <text:p><text:span text:style-name="T2"/></text:p>
                <text:p><text:span text:style-name="T2"><text:s/></text:span><text:span text:style-name="T2">d b <text:s text:c="11"/></text:span><text:span text:style-name="T3">d</text:span><text:span text:style-name="T2">elete to </text:span><text:span text:style-name="T3">b</text:span><text:span text:style-name="T9">egin of word</text:span></text:p>
              </table:table-cell>
            </table:table-row>
            <table:table-row table:style-name="ro13">
              <table:table-cell table:style-name="ce2">
                <text:p><text:span text:style-name="T2"/></text:p>
                <text:p><text:span text:style-name="T2"><text:s/></text:span><text:span text:style-name="T2">c ^ <text:s text:c="11"/></text:span><text:span text:style-name="T3">c</text:span><text:span text:style-name="T2">hange to </text:span><text:span text:style-name="T10">begin of line</text:span></text:p>
              </table:table-cell>
            </table:table-row>
            <table:table-row table:style-name="ro13">
              <table:table-cell table:style-name="ce2">
                <text:p><text:span text:style-name="T2"/></text:p>
                <text:p><text:span text:style-name="T2"><text:s/></text:span><text:span text:style-name="T2">d G <text:s text:c="11"/></text:span><text:span text:style-name="T3">d</text:span><text:span text:style-name="T2">elete to </text:span><text:span text:style-name="T10">end of file</text:span></text:p>
                <text:p><text:span text:style-name="T2"/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rator shortcuts</text:p>
          </draw:text-box>
        </draw:frame>
        <draw:frame draw:style-name="standard" draw:layer="layout" svg:width="23.367cm" svg:height="8.127cm" svg:x="2.286cm" svg:y="6.858cm">
          <table:table table:template-name="default" table:use-first-row-styles="true" table:use-banding-rows-styles="true">
            <table:table-column table:style-name="co8"/>
            <table:table-row table:style-name="ro14">
              <table:table-cell table:style-name="ce2">
                <text:p><text:span text:style-name="T2"/></text:p>
                <text:p><text:span text:style-name="T2"><text:s/></text:span><text:span text:style-name="T2">c c <text:s text:c="10"/>change line</text:span></text:p>
              </table:table-cell>
            </table:table-row>
            <table:table-row table:style-name="ro14">
              <table:table-cell table:style-name="ce2">
                <text:p><text:span text:style-name="T2"/></text:p>
                <text:p><text:span text:style-name="T2"><text:s/></text:span><text:span text:style-name="T2">d d <text:s text:c="10"/>delete line</text:span></text:p>
              </table:table-cell>
            </table:table-row>
            <table:table-row table:style-name="ro15">
              <table:table-cell table:style-name="ce2">
                <text:p><text:span text:style-name="T2"/></text:p>
                <text:p><text:span text:style-name="T2"><text:s/></text:span><text:span text:style-name="T2">y y <text:s text:c="10"/>yank (copy) line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re motions</text:p>
          </draw:text-box>
        </draw:frame>
        <draw:frame draw:style-name="standard" draw:layer="layout" svg:width="24.638cm" svg:height="6.244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6">
              <table:table-cell table:style-name="ce1">
                <text:p><text:span text:style-name="T2"/></text:p>
                <text:p><text:span text:style-name="T2"><text:s/></text:span><text:span text:style-name="T2">f {char} <text:s text:c="11"/></text:span><text:span text:style-name="T3">f</text:span><text:span text:style-name="T2">ind character</text:span></text:p>
              </table:table-cell>
            </table:table-row>
            <table:table-row table:style-name="ro17">
              <table:table-cell table:style-name="ce1">
                <text:p><text:span text:style-name="T2"/></text:p>
                <text:p><text:span text:style-name="T2"><text:s/></text:span><text:span text:style-name="T2">t {char} <text:s text:c="11"/></text:span><text:span text:style-name="T3">t</text:span><text:span text:style-name="T2">ill character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Search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arching</text:p>
          </draw:text-box>
        </draw:frame>
        <draw:frame draw:style-name="standard" draw:layer="layout" svg:width="24.638cm" svg:height="10.579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8">
              <table:table-cell table:style-name="ce1">
                <text:p text:style-name="P4"/>
                <text:p text:style-name="P4"><text:s/>/ text</text:p>
              </table:table-cell>
            </table:table-row>
            <table:table-row table:style-name="ro18">
              <table:table-cell table:style-name="ce1">
                <text:p text:style-name="P4"/>
                <text:p text:style-name="P4"><text:s/>n <text:s/>next occurrence</text:p>
              </table:table-cell>
            </table:table-row>
            <table:table-row table:style-name="ro19">
              <table:table-cell table:style-name="ce1">
                <text:p text:style-name="P4"/>
                <text:p text:style-name="P4"><text:s/>shift+N previous occurrence (backwards)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Copy/pasting &amp; visual mode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Yank (copy) / Paste</text:p>
          </draw:text-box>
        </draw:frame>
        <draw:frame draw:style-name="standard" draw:layer="layout" svg:width="24.638cm" svg:height="10.83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20">
              <table:table-cell table:style-name="ce1">
                <text:p><text:span text:style-name="T2"/></text:p>
                <text:p><text:span text:style-name="T2"><text:s/></text:span><text:span text:style-name="T2">y w <text:s text:c="11"/></text:span><text:span text:style-name="T3">y</text:span><text:span text:style-name="T2">ank </text:span><text:span text:style-name="T3">w</text:span><text:span text:style-name="T2">ord</text:span></text:p>
              </table:table-cell>
            </table:table-row>
            <table:table-row table:style-name="ro20">
              <table:table-cell table:style-name="ce1">
                <text:p><text:span text:style-name="T2"/></text:p>
                <text:p><text:span text:style-name="T2"><text:s/></text:span><text:span text:style-name="T2">y y <text:s text:c="11"/>yank line</text:span></text:p>
              </table:table-cell>
            </table:table-row>
            <table:table-row table:style-name="ro21">
              <table:table-cell table:style-name="ce1">
                <text:p><text:span text:style-name="T2"/></text:p>
                <text:p><text:span text:style-name="T2"><text:s/></text:span><text:span text:style-name="T2">p <text:s text:c="13"/></text:span><text:span text:style-name="T3">p</text:span><text:span text:style-name="T2">aste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sual mode</text:p>
          </draw:text-box>
        </draw:frame>
        <draw:frame draw:style-name="standard" draw:layer="layout" svg:width="24.638cm" svg:height="9.81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22">
              <table:table-cell table:style-name="ce1">
                <text:p><text:span text:style-name="T2"><text:s/></text:span></text:p>
                <text:p><text:span text:style-name="T2"><text:s/></text:span><text:span text:style-name="T2">v <text:s text:c="15"/>visual mode</text:span></text:p>
              </table:table-cell>
            </table:table-row>
            <table:table-row table:style-name="ro22">
              <table:table-cell table:style-name="ce1">
                <text:p><text:span text:style-name="T2"><text:s/></text:span></text:p>
                <text:p><text:span text:style-name="T2"><text:s/></text:span><text:span text:style-name="T2">shift + V <text:s text:c="7"/>visual line mode</text:span></text:p>
              </table:table-cell>
            </table:table-row>
            <table:table-row table:style-name="ro23">
              <table:table-cell table:style-name="ce1">
                <text:p><text:span text:style-name="T2"/></text:p>
                <text:p><text:span text:style-name="T2"><text:s text:c="2"/></text:span><text:span text:style-name="T2">ctrl + v <text:s text:c="7"/>visual block mode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Visual mode + operators</text:p>
          </draw:text-box>
        </draw:frame>
        <draw:frame draw:style-name="standard" draw:layer="layout" svg:width="24.638cm" svg:height="14.13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24">
              <table:table-cell table:style-name="ce1">
                <text:p><text:span text:style-name="T2"/></text:p>
                <text:p><text:span text:style-name="T2"><text:s/></text:span><text:span text:style-name="T2">c <text:s text:c="16"/></text:span><text:span text:style-name="T3">c</text:span><text:span text:style-name="T2">hange selection</text:span></text:p>
              </table:table-cell>
            </table:table-row>
            <table:table-row table:style-name="ro24">
              <table:table-cell table:style-name="ce1">
                <text:p><text:span text:style-name="T2"/></text:p>
                <text:p><text:span text:style-name="T2"><text:s/></text:span><text:span text:style-name="T2">d <text:s text:c="16"/></text:span><text:span text:style-name="T3">d</text:span><text:span text:style-name="T2">elete selection</text:span></text:p>
              </table:table-cell>
            </table:table-row>
            <table:table-row table:style-name="ro24">
              <table:table-cell table:style-name="ce1">
                <text:p><text:span text:style-name="T2"/></text:p>
                <text:p><text:span text:style-name="T2"><text:s/></text:span><text:span text:style-name="T2">y <text:s text:c="16"/></text:span><text:span text:style-name="T3">y</text:span><text:span text:style-name="T2">ank (copy) selection</text:span></text:p>
              </table:table-cell>
            </table:table-row>
            <table:table-row table:style-name="ro24">
              <table:table-cell table:style-name="ce1">
                <text:p><text:span text:style-name="T2"/></text:p>
                <text:p><text:span text:style-name="T2"><text:s/></text:span><text:span text:style-name="T2">p <text:s text:c="16"/></text:span><text:span text:style-name="T3">p</text:span><text:span text:style-name="T2">aste over selection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operator + text object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ext objects</text:p>
          </draw:text-box>
        </draw:frame>
        <draw:frame draw:style-name="standard" draw:layer="layout" svg:width="24.638cm" svg:height="10.32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25">
              <table:table-cell table:style-name="ce1">
                <text:p><text:span text:style-name="T2"/></text:p>
                <text:p><text:span text:style-name="T2"/></text:p>
                <text:p><text:span text:style-name="T2"><text:s/></text:span><text:span text:style-name="T2">i <text:s text:c="12"/>in / inner</text:span></text:p>
              </table:table-cell>
            </table:table-row>
            <table:table-row table:style-name="ro25">
              <table:table-cell table:style-name="ce1">
                <text:p><text:span text:style-name="T2"/></text:p>
                <text:p><text:span text:style-name="T2"/></text:p>
                <text:p><text:span text:style-name="T2"><text:s/></text:span><text:span text:style-name="T2">a <text:s text:c="12"/>all / around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 objects</text:p>
          </draw:text-box>
        </draw:frame>
        <draw:frame draw:style-name="standard" draw:layer="layout" svg:width="24.638cm" svg:height="13.37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26">
              <table:table-cell table:style-name="ce1">
                <text:p><text:span text:style-name="T2"/></text:p>
                <text:p><text:span text:style-name="T2"><text:s/>“ </text:span><text:span text:style-name="T2">' ` ( [ { } ] ) <text:s text:c="6"/>delimiters</text:span></text:p>
              </table:table-cell>
            </table:table-row>
            <table:table-row table:style-name="ro26">
              <table:table-cell table:style-name="ce1">
                <text:p><text:span text:style-name="T2"/></text:p>
                <text:p><text:span text:style-name="T2"><text:s/></text:span><text:span text:style-name="T2">w <text:s text:c="22"/>word</text:span></text:p>
              </table:table-cell>
            </table:table-row>
            <table:table-row table:style-name="ro26">
              <table:table-cell table:style-name="ce1">
                <text:p><text:span text:style-name="T2"/></text:p>
                <text:p><text:span text:style-name="T2"><text:s/></text:span><text:span text:style-name="T2">s <text:s text:c="22"/>sentence</text:span></text:p>
              </table:table-cell>
            </table:table-row>
            <table:table-row table:style-name="ro26">
              <table:table-cell table:style-name="ce1">
                <text:p><text:span text:style-name="T2"/></text:p>
                <text:p><text:span text:style-name="T2"><text:s/></text:span><text:span text:style-name="T2">p <text:s text:c="22"/>paragraph</text:span></text:p>
              </table:table-cell>
            </table:table-row>
            <table:table-row table:style-name="ro27">
              <table:table-cell table:style-name="ce1">
                <text:p><text:span text:style-name="T2"/></text:p>
                <text:p><text:span text:style-name="T2"><text:s/></text:span><text:span text:style-name="T2">t <text:s text:c="22"/>tag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rator + Text objects</text:p>
          </draw:text-box>
        </draw:frame>
        <draw:frame draw:style-name="standard" draw:layer="layout" svg:width="24.638cm" svg:height="11.66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28">
              <table:table-cell table:style-name="ce1">
                <text:p><text:span text:style-name="T2"/></text:p>
                <text:p><text:span text:style-name="T2"><text:s/></text:span><text:span text:style-name="T2">c i “ <text:s text:c="11"/></text:span><text:span text:style-name="T3">c</text:span><text:span text:style-name="T2">hange </text:span><text:span text:style-name="T3">i</text:span><text:span text:style-name="T2">nner string</text:span></text:p>
              </table:table-cell>
            </table:table-row>
            <table:table-row table:style-name="ro29">
              <table:table-cell table:style-name="ce1">
                <text:p><text:span text:style-name="T2"/></text:p>
                <text:p><text:span text:style-name="T2"><text:s/></text:span><text:span text:style-name="T2">d i t <text:s text:c="11"/></text:span><text:span text:style-name="T3">d</text:span><text:span text:style-name="T2">elete </text:span><text:span text:style-name="T3">i</text:span><text:span text:style-name="T9">nner</text:span><text:span text:style-name="T2"> </text:span><text:span text:style-name="T3">t</text:span><text:span text:style-name="T2">ag</text:span></text:p>
              </table:table-cell>
            </table:table-row>
            <table:table-row table:style-name="ro30">
              <table:table-cell table:style-name="ce1">
                <text:p><text:span text:style-name="T2"/></text:p>
                <text:p><text:span text:style-name="T2"><text:s/></text:span><text:span text:style-name="T2">y a p <text:s text:c="11"/></text:span><text:span text:style-name="T3">y</text:span><text:span text:style-name="T2">ank </text:span><text:span text:style-name="T3">a</text:span><text:span text:style-name="T2">ll </text:span><text:span text:style-name="T3">p</text:span><text:span text:style-name="T2">aragraph</text:span></text:p>
              </table:table-cell>
            </table:table-row>
            <table:table-row table:style-name="ro15">
              <table:table-cell table:style-name="ce1">
                <text:p/>
                <text:p><text:span text:style-name="T2"><text:s/></text:span><text:span text:style-name="T2">v a s <text:s text:c="11"/></text:span><text:span text:style-name="T3">v</text:span><text:span text:style-name="T2">isual select </text:span><text:span text:style-name="T3">a</text:span><text:span text:style-name="T2">ll </text:span><text:span text:style-name="T3">s</text:span><text:span text:style-name="T2">entence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Buffers &amp; Windows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ffers: bufexplorer</text:p>
          </draw:text-box>
        </draw:frame>
        <draw:frame draw:style-name="standard" draw:layer="layout" svg:width="24.638cm" svg:height="10.83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20">
              <table:table-cell table:style-name="ce1">
                <text:p><text:span text:style-name="T2"/></text:p>
                <text:p><text:span text:style-name="T2"><text:s/></text:span><text:span text:style-name="T2">\ b <text:s text:c="14"/>open buffer explorer</text:span></text:p>
              </table:table-cell>
            </table:table-row>
            <table:table-row table:style-name="ro20">
              <table:table-cell table:style-name="ce1">
                <text:p><text:span text:style-name="T2"/></text:p>
                <text:p><text:span text:style-name="T2"><text:s/></text:span><text:span text:style-name="T2">&lt;ENTER&gt; <text:s text:c="10"/>switch to selected buffer</text:span></text:p>
              </table:table-cell>
            </table:table-row>
            <table:table-row table:style-name="ro21">
              <table:table-cell table:style-name="ce1">
                <text:p><text:span text:style-name="T2"/></text:p>
                <text:p><text:span text:style-name="T2"><text:s/></text:span><text:span text:style-name="T2">d <text:s text:c="16"/>delete buffer (close file)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ndows</text:p>
          </draw:text-box>
        </draw:frame>
        <draw:frame draw:style-name="standard" draw:layer="layout" svg:width="24.638cm" svg:height="13.62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31">
              <table:table-cell table:style-name="ce1">
                <text:p><text:span text:style-name="T2"/></text:p>
                <text:p><text:span text:style-name="T2"><text:s/></text:span><text:span text:style-name="T2">ctrl + w <text:s/>s <text:s text:c="11"/></text:span><text:span text:style-name="T3">w</text:span><text:span text:style-name="T2">indow </text:span><text:span text:style-name="T3">s</text:span><text:span text:style-name="T2">plit</text:span></text:p>
              </table:table-cell>
            </table:table-row>
            <table:table-row table:style-name="ro31">
              <table:table-cell table:style-name="ce1">
                <text:p><text:span text:style-name="T2"/></text:p>
                <text:p><text:span text:style-name="T2"><text:s/></text:span><text:span text:style-name="T2">ctrl + w <text:s/>v <text:s text:c="11"/></text:span><text:span text:style-name="T3">w</text:span><text:span text:style-name="T2">indow </text:span><text:span text:style-name="T3">v</text:span><text:span text:style-name="T2">ertical split</text:span></text:p>
              </table:table-cell>
            </table:table-row>
            <table:table-row table:style-name="ro31">
              <table:table-cell table:style-name="ce1">
                <text:p><text:span text:style-name="T2"/></text:p>
                <text:p><text:span text:style-name="T2"><text:s/></text:span><text:span text:style-name="T2">ctrl + w <text:s/>q <text:s text:c="11"/></text:span><text:span text:style-name="T3">w</text:span><text:span text:style-name="T2">indow </text:span><text:span text:style-name="T3">q</text:span><text:span text:style-name="T2">uit</text:span></text:p>
              </table:table-cell>
            </table:table-row>
            <table:table-row table:style-name="ro31">
              <table:table-cell table:style-name="ce1">
                <text:p><text:span text:style-name="T2"/></text:p>
                <text:p><text:span text:style-name="T2"><text:s/></text:span><text:span text:style-name="T2">ctrl + w <text:s/>h j k l <text:s text:c="5"/></text:span><text:span text:style-name="T3">w</text:span><text:span text:style-name="T2">indow </text:span><text:span text:style-name="T3">f</text:span><text:span text:style-name="T2">ocus</text:span></text:p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www.vim.org </text:p>
            <text:p><text:span text:style-name="T11">(vim website, vim scripts)</text:span></text:p>
            <text:p/>
            <text:p>vimcasts.org</text:p>
            <text:p/>
            <text:p>github.com/jstemmer/dotvim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5T20:29:01</meta:creation-date>
    <dc:date>2012-09-07T07:29:15</dc:date>
    <meta:editing-duration>PT2H42M58S</meta:editing-duration>
    <meta:editing-cycles>88</meta:editing-cycles>
    <meta:generator>LibreOffice/3.5$Linux_X86_64 LibreOffice_project/350m1$Build-2</meta:generator>
    <meta:document-statistic meta:object-count="141"/>
  </office:meta>
</office:document-meta>
</file>